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1be083" officeooo:paragraph-rsid="001be083"/>
    </style:style>
    <style:style style:name="P8" style:family="paragraph" style:parent-style-name="Frame_20_contents">
      <style:text-properties fo:font-weight="bold" style:font-weight-asian="bold" style:font-weight-complex="bold"/>
    </style:style>
    <style:style style:name="P9" style:family="paragraph" style:parent-style-name="Text_20_body">
      <style:text-properties officeooo:paragraph-rsid="001be083"/>
    </style:style>
    <style:style style:name="P10" style:family="paragraph" style:parent-style-name="Frame_20_contents">
      <style:paragraph-properties fo:margin-top="0in" fo:margin-bottom="0in" style:contextual-spacing="false"/>
    </style:style>
    <style:style style:name="P11" style:family="paragraph" style:parent-style-name="Frame_20_contents">
      <style:text-properties officeooo:paragraph-rsid="00296213"/>
    </style:style>
    <style:style style:name="P12" style:family="paragraph" style:parent-style-name="Text_20_body">
      <style:text-properties officeooo:paragraph-rsid="00296213"/>
    </style:style>
    <style:style style:name="P13" style:family="paragraph" style:parent-style-name="Text_20_body">
      <style:text-properties officeooo:rsid="00296213" officeooo:paragraph-rsid="00296213"/>
    </style:style>
    <style:style style:name="P14" style:family="paragraph" style:parent-style-name="Frame_20_contents">
      <style:text-properties officeooo:paragraph-rsid="002bcca5"/>
    </style:style>
    <style:style style:name="P15" style:family="paragraph" style:parent-style-name="Text_20_body">
      <style:text-properties officeooo:paragraph-rsid="002bcca5"/>
    </style:style>
    <style:style style:name="P16" style:family="paragraph" style:parent-style-name="Heading_20_1">
      <style:paragraph-properties fo:break-before="page"/>
      <style:text-properties officeooo:rsid="00260be4" officeooo:paragraph-rsid="00260be4"/>
    </style:style>
    <style:style style:name="P17" style:family="paragraph" style:parent-style-name="Heading_20_2">
      <style:text-properties officeooo:rsid="001be083" officeooo:paragraph-rsid="001be083"/>
    </style:style>
    <style:style style:name="P18" style:family="paragraph" style:parent-style-name="Heading_20_2">
      <style:paragraph-properties fo:break-before="page"/>
    </style:style>
    <style:style style:name="P19" style:family="paragraph" style:parent-style-name="Heading_20_2">
      <style:text-properties officeooo:rsid="00296213" officeooo:paragraph-rsid="00296213"/>
    </style:style>
    <style:style style:name="P20" style:family="paragraph" style:parent-style-name="Heading_20_2">
      <style:text-properties officeooo:paragraph-rsid="002bcca5"/>
    </style:style>
    <style:style style:name="P21" style:family="paragraph" style:parent-style-name="Text_20_body" style:list-style-name="L1"/>
    <style:style style:name="P22" style:family="paragraph" style:parent-style-name="Text_20_body" style:list-style-name="L1">
      <style:text-properties officeooo:paragraph-rsid="00265d8b"/>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T1" style:family="text">
      <style:text-properties officeooo:rsid="00036993"/>
    </style:style>
    <style:style style:name="T2" style:family="text">
      <style:text-properties fo:font-weight="bold" style:font-weight-asian="bold" style:font-weight-complex="bold"/>
    </style:style>
    <style:style style:name="T3" style:family="text">
      <style:text-properties fo:font-weight="bold" officeooo:rsid="0028257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60be4"/>
    </style:style>
    <style:style style:name="T8" style:family="text">
      <style:text-properties officeooo:rsid="00265d8b"/>
    </style:style>
    <style:style style:name="T9" style:family="text">
      <style:text-properties officeooo:rsid="00296213"/>
    </style:style>
    <style:style style:name="T10" style:family="text">
      <style:text-properties officeooo:rsid="002bcca5"/>
    </style:style>
    <style:style style:name="T11" style:family="text">
      <style:text-properties officeooo:rsid="002e382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16" text:outline-level="1"><text:bookmark-start text:name="__RefHeading___Toc1240_632869935"/>Quick Start<text:bookmark-end text:name="__RefHeading___Toc1240_632869935"/></text:h>
      <text:p text:style-name="P7">This section covers a quick re-cap on how to operate AutomataCI and get to work. This is arranged here at the get-go primarily for newcomers and developers who are unfamiliar with with the supported repository. Regardless, if you’re new, please go through this specification at full at least 1 time and get to know better with the infrastructure.</text:p>
      <text:p text:style-name="P7">The sub-sections are steps which are arranged in a storytelling sequences.</text:p>
      <text:p text:style-name="P7"/>
      <text:h text:style-name="P17" text:outline-level="2"><text:bookmark-start text:name="__RefHeading___Toc26242_267076116"/>Downloading the Repository<text:bookmark-end text:name="__RefHeading___Toc26242_267076116"/></text:h>
      <text:p text:style-name="P9">You need to contact your repository maintainer for downloading a copy of your project repository. Example, for those that uses git version control system, the command is usually:</text:p>
      <text:p text:style-name="P10">$ git clone &lt;PROJECT_URL&gt;</text:p>
      <text:p text:style-name="P10">$ cd &lt;YOUR_PROJECT&gt;</text:p>
      <text:p text:style-name="Text_20_body"/>
      <text:h text:style-name="Heading_20_2" text:outline-level="2">CONFIG.toml Defines the Project and Repository</text:h>
      <text:p text:style-name="Text_20_body">Please go through the <text:span text:style-name="T4">CONFIG.toml</text:span> file located at the root directory of the repository. This configuration file defines the project entirely.</text:p>
      <text:p text:style-name="P8">IMPORTANT REMINDER</text:p>
      <text:p text:style-name="Frame_20_contents">The TOML file can only and strictly accept “key = value” format. Please do not get too fancy.</text:p>
      <text:p text:style-name="Text_20_body"/>
      <text:h text:style-name="P18" text:outline-level="2">[OPTIONAL] Provide Secret Variables or SECRETS.toml</text:h>
      <text:p text:style-name="Text_20_body">Depending on the project and external services interfacing, chances are there will be secrets data to deal with. You can either supply each of them via the environment variable interface or request a <text:span text:style-name="T4">SECRETS.toml</text:span> configuration file from your maintainer. This file extends the <text:span text:style-name="T4">CONFIG.toml</text:span> file where the data are not supposedly to be committed in the version control system and share the exact properties with <text:span text:style-name="T4">CONFIG.toml</text:span> file.</text:p>
      <text:p text:style-name="Text_20_body">There is a template file for education and reference purposes located in <text:span text:style-name="T4">automataCI/</text:span> directory (called <text:span text:style-name="T4">SECRETS-template.toml</text:span>). If you’re creating one from fresh, please feel free to duplicate that template file.</text:p>
      <text:h text:style-name="Heading_20_2" text:outline-level="2">To Check and Setup Host Machine Environment</text:h>
      <text:p text:style-name="Text_20_body">To quick configure a brand new computing machine hosting the AutomataCI run (called “host machine”), you can simply run the following command:</text:p>
      <text:p text:style-name="Frame_20_contents">$ ./automataCI/ci.sh.ps1 env</text:p>
      <text:p text:style-name="Text_20_body">Upon completion, your host machine should contain the vital tools for AutomataCI to run.</text:p>
      <text:h text:style-name="Heading_20_2" text:outline-level="2">To Setup The Repository For Development &amp; Automation</text:h>
      <text:p text:style-name="Text_20_body">To setup the repository for your project development and automation run (example: the project’s programming languages, etc), you can simply run the following command:</text:p>
      <text:p text:style-name="Frame_20_contents">$ ./automataCI/ci.sh.ps1 setup</text:p>
      <text:p text:style-name="Text_20_body">Upon completion, your repository is ready for your project development.</text:p>
      <text:h text:style-name="P19" text:outline-level="2"><text:soft-page-break/>To Prepare The Project</text:h>
      <text:p text:style-name="P13">To prepare the project repository with all the dependencies pulled-in and be ready for next steps, depending on technologies, you can simply run the following command and follow through its instructions:</text:p>
      <text:p text:style-name="P11">$ ./automataCI/ci.sh.ps1 <text:span text:style-name="T9">prepare</text:span></text:p>
      <text:p text:style-name="P13">Upon completion, your repository is ready for your project development.</text:p>
      <text:h text:style-name="Heading_20_2" text:outline-level="2">To Start A Development</text:h>
      <text:p text:style-name="Text_20_body">To start a development, depending on technologies which may contain some virtual environment initialization, you can simply run the following command and follow through its instructions:</text:p>
      <text:p text:style-name="Frame_20_contents">$ ./automataCI/ci.sh.ps1 <text:span text:style-name="T7">start</text:span></text:p>
      <text:p text:style-name="Text_20_body">Upon completion, your repository is ready for your project development.</text:p>
      <text:h text:style-name="Heading_20_2" text:outline-level="2">To Test The Project</text:h>
      <text:p text:style-name="Text_20_body">To perform a full test cycle for the entire project, you can simply run the following command:</text:p>
      <text:p text:style-name="Frame_20_contents">$ ./automataCI/ci.sh.ps1 test</text:p>
      <text:p text:style-name="Text_20_body">Upon completion, depending on your maintainers’ configurations and availability, you should be able to find the test report in the <text:span text:style-name="T4">${PROJECT_PATH_ROOT}/${PROJECT_PATH_LOG}/</text:span> directory.</text:p>
      <text:h text:style-name="P18" text:outline-level="2">To Materialize Project for Host Machine</text:h>
      <text:p text:style-name="Text_20_body">To build the product only for host machine’s use, you can simply run the following command:</text:p>
      <text:p text:style-name="Frame_20_contents">$ ./automataCI/.ci.sh.ps1 materialize</text:p>
      <text:p text:style-name="Text_20_body">Upon completion, you should find:</text:p>
      <text:p text:style-name="Text_20_body"><text:s text:c="4"/>1 the executables <text:span text:style-name="T8">are</text:span> in <text:span text:style-name="T4">${PROJECT_PATH_ROOT}/${PROJECT_PATH_BIN}/</text:span> directory</text:p>
      <text:p text:style-name="Text_20_body"><text:s text:c="4"/>2 the libraries <text:span text:style-name="T8">are </text:span>in <text:span text:style-name="T4">${PROJECT_PATH_ROOT}/${PROJECT_PATH_LIB}/</text:span> directory.</text:p>
      <text:h text:style-name="Heading_20_2" text:outline-level="2">To Build The Products</text:h>
      <text:p text:style-name="Text_20_body">To build all the products, you can simply run the following command:</text:p>
      <text:p text:style-name="Frame_20_contents">$ ./automataCI/.ci.sh.ps1 build</text:p>
      <text:p text:style-name="Text_20_body">Upon completion, you should find:</text:p>
      <text:p text:style-name="Text_20_body"><text:s text:c="4"/>1 the built artifacts in <text:span text:style-name="T4">${PROJECT_PATH_ROOT}/${PROJECT_PATH_BUILD}/</text:span> directory.</text:p>
      <text:h text:style-name="Heading_20_2" text:outline-level="2">To Notarize All Built Artifacts</text:h>
      <text:p text:style-name="Text_20_body">To notarize all the built artifacts, you can simply run the following command:</text:p>
      <text:p text:style-name="Frame_20_contents">$ ./automataCI/.ci.sh.ps1 notarize</text:p>
      <text:p text:style-name="Text_20_body">Upon completion, you should find some compatible built artifact are signed.</text:p>
      <text:p text:style-name="Text_20_body"/>
      <text:p text:style-name="P8">GENTLE REMINDER</text:p>
      <text:p text:style-name="Frame_20_contents">It’s your duty to have the required certificates and secrets in-place before executing this CI job run.</text:p>
      <text:h text:style-name="P18" text:outline-level="2">To Package The Products</text:h>
      <text:p text:style-name="Text_20_body">To package the built artifacts and the project into consumer products, you can simply run the following command:</text:p>
      <text:p text:style-name="Frame_20_contents">$ ./automataCI/ci.sh.ps1 package</text:p>
      <text:p text:style-name="Text_20_body">Upon completion, you should find:</text:p>
      <text:p text:style-name="Text_20_body"><text:s text:c="4"/>1 the built artifacts in <text:span text:style-name="T4">${PROJECT_PATH_ROOT}/${PROJECT_PATH_PKG}/</text:span> directory.</text:p>
      <text:p text:style-name="Text_20_body">Upon completion, you should find some compatible built artifact are signed.</text:p>
      <text:p text:style-name="P8">GENTLE REMINDER</text:p>
      <text:p text:style-name="Frame_20_contents">It’s your duty to have the required certificates and secrets in-place before executing this CI job run.</text:p>
      <text:h text:style-name="Heading_20_2" text:outline-level="2">To Certify The Packages</text:h>
      <text:p text:style-name="Text_20_body">To notarize all the packages, you can simply run the following command:</text:p>
      <text:p text:style-name="Frame_20_contents">$ ./automataCI/ci.sh.ps1 certify</text:p>
      <text:p text:style-name="Text_20_body">Upon completion, you should find some compatible packages are signed.</text:p>
      <text:p text:style-name="P8">GENTLE REMINDER</text:p>
      <text:p text:style-name="Frame_20_contents">It’s your duty to have the required certificates and secrets in-place before executing this CI job run.</text:p>
      <text:p text:style-name="Text_20_body"/>
      <text:h text:style-name="P18" text:outline-level="2">To Release The Packages</text:h>
      <text:p text:style-name="Text_20_body">To release the packages, you can simply run the following command:</text:p>
      <text:p text:style-name="Frame_20_contents">$ ./automataCI/ci.sh.ps1 release</text:p>
      <text:p text:style-name="Text_20_body">Upon completion, you can check your published store for the released packages.</text:p>
      <text:h text:style-name="Heading_20_2" text:outline-level="2">To Deploy The New Release</text:h>
      <text:p text:style-name="Text_20_body">To deploy the new release in your server system when applicable, you can simply run the following command:</text:p>
      <text:p text:style-name="Frame_20_contents">$ ./automataCI/ci.sh.ps1 deploy</text:p>
      <text:p text:style-name="Text_20_body">Upon completion, you can check your ecosystem for the updated deployment.</text:p>
      <text:h text:style-name="P20" text:outline-level="2">To <text:span text:style-name="T10">Archive the Workspace</text:span></text:h>
      <text:p text:style-name="P15"><text:span text:style-name="T10">To archive the entire workspace for analysis, product extractions, and debugging purposes, </text:span>you can simply run the following command:</text:p>
      <text:p text:style-name="P14">$ ./automataCI/ci.sh.ps1 <text:span text:style-name="T10">archive</text:span></text:p>
      <text:p text:style-name="P15">Upon completion, you can check <text:span text:style-name="T10">there will be 2 “artifact-” archive files available for network transfer.</text:span></text:p>
      <text:h text:style-name="Heading_20_2" text:outline-level="2">To Clean the Project</text:h>
      <text:p text:style-name="Text_20_body">To clean up the project for the next build, you can simply run the following command:</text:p>
      <text:p text:style-name="Frame_20_contents">$ ./automataCI/ci.sh.ps1 clean</text:p>
      <text:p text:style-name="P12">Upon completion, depending on availability, the project should be cleansed of artifacts for the next job.</text:p>
      <text:p text:style-name="Text_20_body"/>
      <text:h text:style-name="P18" text:outline-level="2">To Purge the Project</text:h>
      <text:p text:style-name="Text_20_body">To reset the project to its initial condition (except host machine environment setup), you can simply run the following command:</text:p>
      <text:p text:style-name="Frame_20_contents">$ ./automataCI/ci.sh.ps1 purge</text:p>
      <text:p text:style-name="Text_20_body">Upon completion, your project repository is reset where you need to run setup job from scratch again.</text:p>
      <text:h text:style-name="Heading_20_2" text:outline-level="2">To Customize the CI Job</text:h>
      <text:p text:style-name="Text_20_body">To customize one or more CI job recipes, you can modify them in the source directory. Example:</text:p>
      <text:list text:style-name="L1">
        <text:list-item>
          <text:p text:style-name="P22"><text:span text:style-name="T2">Baseline (affects all) –</text:span> <text:span text:style-name="T4">${PROJECT_PATH_SOURCE}/.ci/</text:span></text:p>
        </text:list-item>
        <text:list-item>
          <text:p text:style-name="P22"><text:span text:style-name="T2">Go</text:span> – <text:span text:style-name="T4">${PROJECT_GO/.ci/</text:span></text:p>
        </text:list-item>
        <text:list-item>
          <text:p text:style-name="P22"><text:span text:style-name="T2">Rust</text:span> – <text:span text:style-name="T4">${PROJECT_RUST}/.ci/</text:span></text:p>
        </text:list-item>
        <text:list-item>
          <text:p text:style-name="P21"><text:span text:style-name="T2">Angular</text:span> – <text:span text:style-name="T4">${PROJECT_ANGULAR}/.ci/</text:span></text:p>
        </text:list-item>
        <text:list-item>
          <text:p text:style-name="P21">...</text:p>
        </text:list-item>
      </text:list>
      <text:p text:style-name="P8">IMPORTANT REMINDER</text:p>
      <text:p text:style-name="Frame_20_contents">DO NOT edit anything inside the <text:span text:style-name="T4">automataCI/</text:span> directory. All changes within shall be brutally overridden should there be updated (see next sub-section).</text:p>
      <text:h text:style-name="P18" text:outline-level="2">To Upgrade AutomataCI</text:h>
      <text:p text:style-name="Text_20_body">To upgrade the AutomataCI, there is a checklist to comply with:</text:p>
      <text:list text:style-name="L2">
        <text:list-item>
          <text:p text:style-name="P23"><text:span text:style-name="T2">Determine the business need</text:span> – check the AutomataCI release notes and make sure there is something you need in the later version. Otherwise, you really <text:span text:style-name="T11">DO NOT NEED</text:span> to upgrade towards latest and greatest at all.</text:p>
        </text:list-item>
        <text:list-item>
          <text:p text:style-name="P23"><text:span text:style-name="T2">Overwrite the </text:span><text:span text:style-name="T5">automataCI/</text:span><text:span text:style-name="T2"> directory</text:span> – Download the later version of AutomataCI and only overwrites the local <text:span text:style-name="T4">automataCI/</text:span> directory.</text:p>
        </text:list-item>
        <text:list-item>
          <text:p text:style-name="P23"><text:span text:style-name="T2">Update </text:span><text:span text:style-name="T5">CONFIG.toml</text:span> – Cross-check the later version’s changes and patch it.</text:p>
        </text:list-item>
        <text:list-item>
          <text:p text:style-name="P23"><text:span text:style-name="T2">Apply additional changes if instructed</text:span> – Should the release note instructs additional changes, please cross-check and apply them.</text:p>
        </text:list-item>
        <text:list-item>
          <text:p text:style-name="P23"><text:span text:style-name="T2">Update the common source’s CI job recipes</text:span> – First update the common source CI job recipe accordingly.</text:p>
        </text:list-item>
        <text:list-item>
          <text:p text:style-name="P23"><text:span text:style-name="T2">Update the project’s tech-specific CI job recipes</text:span> – Update all the project’s tech specific CI job recipes based on the later version’s features and changes if needed.</text:p>
        </text:list-item>
        <text:list-item>
          <text:p text:style-name="P23"><text:span text:style-name="T2">Test and re-run</text:span> – Test and re-run entirely. Repeat from Step 2 if required.</text:p>
        </text:list-item>
        <text:list-item>
          <text:p text:style-name="P23"><text:span text:style-name="T2">Commit the changes</text:span> – Should the pipeline is working fine. You can commit and AutomataCI is updated.</text:p>
        </text:list-item>
      </text:list>
      <text:h text:style-name="P18" text:outline-level="2">To Integrate AutomataCI Into Existing Project</text:h>
      <text:p text:style-name="Text_20_body">To integrate the AutomataCI into existing project, due to the intense <text:span text:style-name="T9">customization</text:span> nature of a project being managed from one to another, <text:s/>AutomataCI offers a checklist to ensure consistency while retaining the project’s customization capability:</text:p>
      <text:list text:style-name="L3">
        <text:list-item>
          <text:p text:style-name="P24"><text:span text:style-name="T2">Evaluate current project’s commands executions</text:span> – make sure you write down all the required commands to operate your existing project. Please keep them in a source directory (e.g. <text:span text:style-name="T4">srcGO/</text:span> for Go project, etc) and have the root directory clean.</text:p>
        </text:list-item>
        <text:list-item>
          <text:p text:style-name="P24"><text:span text:style-name="T2">Download and install </text:span><text:span text:style-name="T5">automataCI/</text:span><text:span text:style-name="T2"> directory</text:span> – perform the AutomataCI installation first.</text:p>
        </text:list-item>
        <text:list-item>
          <text:p text:style-name="P24"><text:span text:style-name="T2">Install </text:span><text:span text:style-name="T5">CONFIG.toml</text:span> – place the configuration file at the root of the repository and modify its values accordingly.</text:p>
        </text:list-item>
        <text:list-item>
          <text:p text:style-name="P24"><text:span text:style-name="T2">Setup the project path in </text:span><text:span text:style-name="T5">CONFIG.toml</text:span> – depending on how you arrange your directory in step 1, you need to configure the project path matching accordingly to the technology (e.g. PROJECT_GO = “<text:span text:style-name="T4">srcGO/</text:span>”). If you arrange everything in the baseline directory (as in PROJECT_PATH_SOURCE = “<text:span text:style-name="T4">src/</text:span>”), then skip this step.</text:p>
        </text:list-item>
        <text:list-item>
          <text:p text:style-name="P24"><text:span text:style-name="T2">Install the baseline directory (default is </text:span><text:span text:style-name="T6">“</text:span><text:span text:style-name="T5">src/</text:span><text:span text:style-name="T6">”</text:span><text:span text:style-name="T2">)</text:span> <text:s/>– AutomataCI requires certain files to be in the baseline directory to operate properly. Please install it accordingly. Should you need to change the name (e.g. something other than “<text:span text:style-name="T4">src/”</text:span>), please make sure you update both <text:span text:style-name="T4">$PROJECT_PATH_SOURCE</text:span> and <text:span text:style-name="T4">$PROJECT_PATH_RESOURCE</text:span> values pointing to the custom directory in the CONFIG.toml file.</text:p>
        </text:list-item>
        <text:list-item>
          <text:p text:style-name="P24"><text:span text:style-name="T2">Download and install the tech-specific CI job recipes</text:span> – If you’re using tech-specific source directory (e.g. <text:span text:style-name="T4">srcGO/</text:span> for Go project, etc), download and install its CI job recipes and place it inside as <text:span text:style-name="T4">.ci/</text:span> directory.</text:p>
        </text:list-item>
        <text:list-item>
          <text:p text:style-name="P24"><text:span text:style-name="T2">Update the CI job recipes</text:span> – At this point, you can update the commands recorded in Step 1 into the CI job recipes (the <text:span text:style-name="T4">.ci/</text:span> directory) first from the tech-specific directory (e.g. <text:span text:style-name="T4">srcGO/</text:span> for Go project) and then from the baseline directory (default is “<text:span text:style-name="T4">src/”</text:span>). See the “CI Job” section for detailed specifications.</text:p>
        </text:list-item>
        <text:list-item>
          <text:p text:style-name="P24"><text:soft-page-break/><text:span text:style-name="T2">Test run and debug</text:span> – Perform a test run and debug the problem accordingly.</text:p>
        </text:list-item>
        <text:list-item>
          <text:p text:style-name="P24"><text:span text:style-name="T2">Add everything and commit the changes</text:span> – Should everything are working expected, you should commit everything and push out to your upstream. Don’t worry, you can optimize or translate to another counterparts (e.g. POSIX Shell to PowerShell) later.</text:p>
        </text:list-item>
      </text:list>
      <text:h text:style-name="P18" text:outline-level="2">To Install AutomataCI as a New Project</text:h>
      <text:p text:style-name="Text_20_body">To install AutomataCI as a new project, you can:</text:p>
      <text:list text:style-name="L4">
        <text:list-item>
          <text:p text:style-name="P25"><text:span text:style-name="T2">Download and install </text:span><text:span text:style-name="T5">automataCI/</text:span><text:span text:style-name="T2"> directory</text:span> – perform the AutomataCI installation first.</text:p>
        </text:list-item>
        <text:list-item>
          <text:p text:style-name="P25"><text:span text:style-name="T2">Install </text:span><text:span text:style-name="T5">CONFIG.toml</text:span> – place the configuration file at the root of the repository and modify its values accordingly.</text:p>
        </text:list-item>
        <text:list-item>
          <text:p text:style-name="P25"><text:span text:style-name="T2">Install the baseline directory (default is “</text:span><text:span text:style-name="T5">src/</text:span><text:span text:style-name="T2">”</text:span><text:span text:style-name="T3">)</text:span> <text:s/>– AutomataCI requires certain files to be in the baseline directory to operate properly. Please install it accordingly. Should you need to change the name (e.g. something other than <text:span text:style-name="T4">src/</text:span>), please make sure you update both <text:span text:style-name="T4">$PROJECT_PATH_SOURCE</text:span> and <text:span text:style-name="T4">$PROJECT_PATH_RESOURCE</text:span> values pointing to the custom directory in the <text:span text:style-name="T4">CONFIG.toml</text:span> file.</text:p>
        </text:list-item>
        <text:list-item>
          <text:p text:style-name="P25"><text:span text:style-name="T2">Download and install the tech-specific CI job recipes</text:span> – If you’re using tech-specific source directory (e.g. “<text:span text:style-name="T4">srcGO/”</text:span> for Go project, etc), download and install its CI job recipes and place it inside as <text:span text:style-name="T4">.ci/</text:span> directory.</text:p>
        </text:list-item>
        <text:list-item>
          <text:p text:style-name="P25"><text:span text:style-name="T2">Setup the project path in </text:span><text:span text:style-name="T5">CONFIG.toml</text:span> – Once everything is in place, update this configuration file matching your project details.</text:p>
        </text:list-item>
        <text:list-item>
          <text:p text:style-name="P25"><text:span text:style-name="T2">Test run and debug</text:span> – Perform a test run and debug the problem accordingly.</text:p>
        </text:list-item>
        <text:list-item>
          <text:p text:style-name="P25"><text:span text:style-name="T2">Add everything and commit the changes</text:span> – Should everything are working expected, you should commit everything and push out to your upstream. Don’t worry, you can optimize or translate to another counterparts (e.g. POSIX Shell to PowerShell) later.</text:p>
        </text:list-item>
      </text:list>
      <text:p text:style-name="Text_20_body"/>
      <text:h text:style-name="Heading_20_3" text:outline-level="3">Install Using GitHub</text:h>
      <text:p text:style-name="Text_20_body">Alternatively, if you have access to GitHub.com (as in, network availability, geo-political embargo restrictions, politician nuisances, or etc), you can create a repository via clicking the “Use this template” button at <text:a xlink:type="simple" xlink:href="https://github.com/ChewKeanHo/AutomataCI" text:style-name="Internet_20_link" text:visited-style-name="Visited_20_Internet_20_Link">https://github.com/ChewKeanHo/AutomataCI</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style style:name="Caption" style:family="paragraph" style:parent-style-name="Standard" style:default-outline-level="10" style:list-style-name=""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11</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10</text:page-number><text:s/><text:span text:style-name="MT1">of </text:span><text:page-count>11</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11</text:page-number><text:s/><text:span text:style-name="MT1">of </text:span><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24.2.1.2$Linux_X86_64 LibreOffice_project/db4def46b0453cc22e2d0305797cf981b68ef5ac</meta:generator>
    <meta:editing-duration>PT16H43M42S</meta:editing-duration>
    <meta:editing-cycles>31</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4-03-21T11:33:27.506909880</dc:date>
    <dc:creator>Kean Ho Chew</dc:creator>
    <meta:document-statistic meta:table-count="0" meta:image-count="0" meta:object-count="0" meta:page-count="11" meta:paragraph-count="131" meta:word-count="1803" meta:character-count="11951" meta:non-whitespace-character-count="10285"/>
    <meta:template xlink:type="simple" xlink:actuate="onRequest" xlink:title="Official Book" xlink:href="../../templates/Book.ott" meta:date="2023-11-17T20:33:17.245827505"/>
  </office:meta>
</office:document-meta>
</file>